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paragraph-properties fo:text-align="justify" style:justify-single-word="fals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20">
      <style:paragraph-properties fo:text-align="justify" style:justify-single-word="false"/>
    </style:style>
    <style:style style:name="P42" style:family="paragraph" style:parent-style-name="Standard" style:list-style-name="L6"/>
    <style:style style:name="P43" style:family="paragraph" style:parent-style-name="Standard" style:list-style-name="L7">
      <style:text-properties fo:font-weight="normal" style:font-weight-asian="normal" style:font-weight-complex="normal"/>
    </style:style>
    <style:style style:name="P44" style:family="paragraph" style:parent-style-name="Standard" style:list-style-name="L9"/>
    <style:style style:name="P45" style:family="paragraph" style:parent-style-name="Standard" style:list-style-name="L12">
      <style:text-properties style:font-name="Courier new" fo:font-size="10.5pt" style:font-size-asian="10.5pt" style:font-size-complex="10.5pt"/>
    </style:style>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text-properties style:font-name="Courier New" fo:font-size="10.5pt" style:font-size-asian="10.5pt" style:font-size-complex="10.5pt"/>
    </style:style>
    <style:style style:name="P49" style:family="paragraph" style:parent-style-name="Standard" style:list-style-name="L17">
      <style:text-properties style:font-name="Courier New" fo:font-size="10.5pt" style:font-size-asian="10.5pt" style:font-size-complex="10.5pt"/>
    </style:style>
    <style:style style:name="P50" style:family="paragraph" style:parent-style-name="Standard" style:list-style-name="L15"/>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8">
      <style:text-properties style:text-line-through-style="solid"/>
    </style:style>
    <style:style style:name="P54" style:family="paragraph" style:parent-style-name="Standard" style:list-style-name="L21">
      <style:text-properties style:text-line-through-style="solid" style:font-name="Courier New" fo:font-size="10.5pt" style:font-size-asian="10.5pt" style:font-size-complex="10.5pt"/>
    </style:style>
    <style:style style:name="P55" style:family="paragraph" style:parent-style-name="Standard" style:list-style-name="L19"/>
    <style:style style:name="P56" style:family="paragraph" style:parent-style-name="Standard" style:list-style-name="L21"/>
    <style:style style:name="P57" style:family="paragraph" style:parent-style-name="Standard" style:list-style-name="L21">
      <style:text-properties style:font-name="Arial" fo:font-size="10.5pt" style:font-size-asian="10.5pt" style:font-size-complex="10.5pt"/>
    </style:style>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2" style:list-style-name="L1"/>
    <style:style style:name="P61" style:family="paragraph" style:parent-style-name="Heading_20_3" style:list-style-name="L1"/>
    <style:style style:name="P62" style:family="paragraph" style:parent-style-name="Heading_20_4" style:list-style-name="L1"/>
    <style:style style:name="P63" style:family="paragraph" style:parent-style-name="Heading_20_4" style:list-style-name="L1">
      <style:text-properties style:font-name="Arial"/>
    </style:style>
    <style:style style:name="P64" style:family="paragraph" style:parent-style-name="Heading_20_4" style:list-style-name="L1">
      <style:paragraph-properties fo:text-align="justify" style:justify-single-word="false"/>
    </style:style>
    <style:style style:name="P65" style:family="paragraph" style:parent-style-name="Heading_20_4" style:list-style-name="L1">
      <style:paragraph-properties fo:text-align="justify" style:justify-single-word="false"/>
      <style:text-properties fo:font-size="10.5pt" style:font-size-asian="10.5pt" style:font-size-complex="10.5pt"/>
    </style:style>
    <style:style style:name="P66" style:family="paragraph" style:parent-style-name="Heading_20_5" style:list-style-name="L1"/>
    <style:style style:name="P67" style:family="paragraph" style:parent-style-name="Text_20_body" style:list-style-name="L5"/>
    <style:style style:name="P68" style:family="paragraph" style:parent-style-name="Text_20_body" style:list-style-name="L8">
      <style:text-properties fo:font-weight="normal" style:font-weight-asian="normal" style:font-weight-complex="normal"/>
    </style:style>
    <style:style style:name="P69" style:family="paragraph" style:parent-style-name="Text_20_body" style:list-style-name="L16">
      <style:text-properties fo:font-weight="normal" style:font-weight-asian="normal" style:font-weight-complex="normal"/>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T45" style:family="text">
      <style:text-properties style:font-name="Courier New"/>
    </style:style>
    <style:style style:name="T46"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29516643" text:style-name="L1">
        <text:list-header>
          <text:h text:style-name="P58"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xml:id="list29526680" text:continue-numbering="true" text:style-name="L1">
        <text:list-item>
          <text:h text:style-name="P59"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29522022" text:continue-numbering="true" text:style-name="L1">
        <text:list-item>
          <text:h text:style-name="P59" text:outline-level="1">Windows instructions</text:h>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29542592"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29518039" text:continue-numbering="true" text:style-name="L1">
        <text:list-item>
          <text:list>
            <text:list-item>
              <text:h text:style-name="P6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29522401" text:continue-numbering="true" text:style-name="L1">
        <text:list-item>
          <text:list>
            <text:list-item>
              <text:h text:style-name="P6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29541586" text:continue-numbering="true" text:style-name="L1">
        <text:list-item>
          <text:list>
            <text:list-item>
              <text:h text:style-name="P6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29537292"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29513650"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537401"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29508380" text:style-name="L2">
        <text:list-item>
          <text:p text:style-name="P37">Kakadu (v. 5.2.6)</text:p>
        </text:list-item>
        <text:list-item>
          <text:p text:style-name="P37">MrSID (v 6.0.7)</text:p>
        </text:list-item>
        <text:list-item>
          <text:p text:style-name="P37">ECW (v 3.3)</text:p>
        </text:list-item>
      </text:list>
      <text:list xml:id="list29496333"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29537264" text:continue-list="list29537401" text:style-name="L1">
        <text:list-item>
          <text:list>
            <text:list-item>
              <text:list>
                <text:list-item>
                  <text:list>
                    <text:list-item>
                      <text:h text:style-name="P62"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29519192" text:continue-numbering="true" text:style-name="L1">
        <text:list-item>
          <text:list>
            <text:list-item>
              <text:list>
                <text:list-item>
                  <text:list>
                    <text:list-item>
                      <text:h text:style-name="P62"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29519421" text:continue-numbering="true" text:style-name="L1">
        <text:list-item>
          <text:list>
            <text:list-item>
              <text:list>
                <text:list-item>
                  <text:list>
                    <text:list-item>
                      <text:h text:style-name="P62"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29533967" text:continue-numbering="true" text:style-name="L1">
        <text:list-item>
          <text:list>
            <text:list-item>
              <text:list>
                <text:list-item>
                  <text:list>
                    <text:list-item>
                      <text:h text:style-name="P62"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29540884" text:continue-numbering="true" text:style-name="L1">
        <text:list-item>
          <text:list>
            <text:list-item>
              <text:list>
                <text:list-item>
                  <text:h text:style-name="P61"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 (User=guest , with no password):</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29488300" text:style-name="L4">
        <text:list-item>
          <text:p text:style-name="P40"><text:soft-page-break/>Kakadu support: More Kakadu create options and error management supported. Makefile modified</text:p>
        </text:list-item>
        <text:list-item>
          <text:p text:style-name="P40">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29522131" text:continue-list="list29540884" text:style-name="L1">
        <text:list-item>
          <text:list>
            <text:list-item>
              <text:list>
                <text:list-item>
                  <text:list>
                    <text:list-item>
                      <text:h text:style-name="P62"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29521081" text:continue-numbering="true" text:style-name="L1">
        <text:list-item>
          <text:list>
            <text:list-item>
              <text:list>
                <text:list-item>
                  <text:list>
                    <text:list-item>
                      <text:h text:style-name="P62"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29538918" text:continue-numbering="true" text:style-name="L1">
        <text:list-item>
          <text:list>
            <text:list-item>
              <text:list>
                <text:list-item>
                  <text:list>
                    <text:list-item>
                      <text:h text:style-name="P62"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29536305" text:continue-numbering="true" text:style-name="L1">
        <text:list-item>
          <text:list>
            <text:list-item>
              <text:list>
                <text:list-item>
                  <text:list>
                    <text:list-item>
                      <text:h text:style-name="P62"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29516178" text:continue-numbering="true" text:style-name="L1">
        <text:list-item>
          <text:list>
            <text:list-item>
              <text:list>
                <text:list-item>
                  <text:list>
                    <text:list-item>
                      <text:h text:style-name="P62"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29532066" text:continue-numbering="true" text:style-name="L1">
        <text:list-item>
          <text:list>
            <text:list-item>
              <text:list>
                <text:list-item>
                  <text:h text:style-name="P61"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29527952" text:continue-numbering="true" text:style-name="L1">
        <text:list-item>
          <text:list>
            <text:list-item>
              <text:list>
                <text:list-item>
                  <text:list>
                    <text:list-item>
                      <text:h text:style-name="P62" text:outline-level="4">Generating JAVA Bindings</text:h>
                      <text:list>
                        <text:list-header>
                          <text:h text:style-name="P66"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29531993" text:continue-numbering="true" text:style-name="L1">
        <text:list-item>
          <text:list>
            <text:list-item>
              <text:list>
                <text:list-item>
                  <text:list>
                    <text:list-item>
                      <text:list>
                        <text:list-header>
                          <text:h text:style-name="P6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29521779" text:continue-numbering="true" text:style-name="L1">
        <text:list-item>
          <text:list>
            <text:list-item>
              <text:list>
                <text:list-item>
                  <text:list>
                    <text:list-item>
                      <text:h text:style-name="P63" text:outline-level="4">Final Settings</text:h>
                    </text:list-item>
                  </text:list>
                </text:list-item>
              </text:list>
            </text:list-item>
          </text:list>
        </text:list-item>
      </text:list>
      <text:p text:style-name="Text_20_body">At this point, you should have:</text:p>
      <text:list xml:id="list29502833" text:style-name="L5">
        <text:list-item>
          <text:p text:style-name="P67">some external DLLs (for Kakadu, ECW, MrSID, <text:span text:style-name="Code"><text:span text:style-name="T21">HDF4</text:span></text:span>)</text:p>
        </text:list-item>
        <text:list-item>
          <text:p text:style-name="P67">a GDAL DLL (<text:span text:style-name="Code">gdal14.dll</text:span>)</text:p>
        </text:list-item>
        <text:list-item>
          <text:p text:style-name="P67">4 JNI DLL (<text:span text:style-name="Code">gdalconstjni.dll, gdaljni.dll, ogrjni.dll, osrjni.dll</text:span>)</text:p>
        </text:list-item>
        <text:list-item>
          <text:p text:style-name="P67">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29533750" text:continue-list="list29521779" text:style-name="L1">
        <text:list-item>
          <text:list>
            <text:list-item>
              <text:h text:style-name="P6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29543534" text:continue-numbering="true" text:style-name="L1">
        <text:list-item>
          <text:list>
            <text:list-item>
              <text:h text:style-name="P6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29522784" text:continue-numbering="true" text:style-name="L1">
        <text:list-item>
          <text:list>
            <text:list-item>
              <text:list>
                <text:list-item>
                  <text:h text:style-name="P61"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29504633" text:style-name="L6">
        <text:list-header>
          <text:p text:style-name="P42"><text:span text:style-name="T39">IMPORTANT NOTES</text:span><text:span text:style-name="T5">:</text:span></text:p>
        </text:list-header>
      </text:list>
      <text:list xml:id="list29493205" text:style-name="L7">
        <text:list-item>
          <text:p text:style-name="P43">you also need to setup a GDAL_DATA environment variable with the path of the location where you want the deploy module will store required files for EPSG codes parsing.</text:p>
        </text:list-item>
        <text:list-item>
          <text:p text:style-name="P43">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29531952" text:continue-list="list29522784" text:style-name="L1">
        <text:list-item>
          <text:list>
            <text:list-item>
              <text:list>
                <text:list-item>
                  <text:h text:style-name="P61"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29532738" text:continue-numbering="true" text:style-name="L1">
        <text:list-item>
          <text:list>
            <text:list-item>
              <text:list>
                <text:list-item>
                  <text:h text:style-name="P61"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29499161" text:style-name="L8">
        <text:list-item>
          <text:p text:style-name="P68"><text:soft-page-break/><text:span text:style-name="T5">base</text:span>: only the plugins which don't depend on external libraries are built</text:p>
        </text:list-item>
        <text:list-item>
          <text:p text:style-name="P68"><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29527105" text:continue-list="list29532738"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29522082" text:continue-numbering="true" text:style-name="L1">
        <text:list-item>
          <text:list>
            <text:list-item>
              <text:list>
                <text:list-item>
                  <text:list>
                    <text:list-item>
                      <text:h text:style-name="P64"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29517970" text:continue-numbering="true" text:style-name="L1">
        <text:list-item>
          <text:h text:style-name="P59"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29531386" text:continue-numbering="true" text:style-name="L1">
        <text:list-item>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29542598"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29534541"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29515574" text:continue-numbering="true" text:style-name="L1">
        <text:list-item>
          <text:list>
            <text:list-item>
              <text:h text:style-name="P6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29519232" text:continue-numbering="true" text:style-name="L1">
        <text:list-item>
          <text:list>
            <text:list-item>
              <text:h text:style-name="P6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29544277"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29519282" text:continue-numbering="true" text:style-name="L1">
        <text:list-item>
          <text:list>
            <text:list-item>
              <text:list>
                <text:list-item>
                  <text:h text:style-name="P61"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542716"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543471" text:continue-numbering="true" text:style-name="L1">
        <text:list-item>
          <text:list>
            <text:list-item>
              <text:list>
                <text:list-item>
                  <text:h text:style-name="P61"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492536" text:style-name="L9">
        <text:list-item>
          <text:p text:style-name="P44">Kakadu (v. 5.2.6)</text:p>
        </text:list-item>
        <text:list-item>
          <text:p text:style-name="P44">MrSID (v 6.0.7)</text:p>
        </text:list-item>
        <text:list-item>
          <text:p text:style-name="P44">ECW (v 3.3)</text:p>
        </text:list-item>
      </text:list>
      <text:list xml:id="list29529683" text:continue-list="list29543471" text:style-name="L1">
        <text:list-item>
          <text:list>
            <text:list-item>
              <text:list>
                <text:list-item>
                  <text:list>
                    <text:list-item>
                      <text:h text:style-name="P62"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29486931" text:style-name="L10">
        <text:list-item>
          <text:p text:style-name="P70">Enable the static build by setting <text:span text:style-name="T10">KDU_GLIBS = -static -static-libgcc</text:span></text:p>
        </text:list-item>
        <text:list-item>
          <text:p text:style-name="P70">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29506335" text:style-name="L11">
        <text:list-item>
          <text:p text:style-name="P71">Enable the static build by setting <text:span text:style-name="T10">KDU_GLIBS = -static -static-libgcc</text:span></text:p>
        </text:list-item>
        <text:list-item>
          <text:p text:style-name="P71">Set <text:span text:style-name="Code">LIB_SRC</text:span> as follow: <text:span text:style-name="T10">LIB_SRC=$(LIB_DIR)/libkdu.a</text:span></text:p>
        </text:list-item>
        <text:list-item>
          <text:p text:style-name="P71">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29541349" text:continue-list="list29529683" text:style-name="L1">
        <text:list-item>
          <text:list>
            <text:list-item>
              <text:list>
                <text:list-item>
                  <text:list>
                    <text:list-item>
                      <text:h text:style-name="P62"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29542512" text:continue-numbering="true" text:style-name="L1">
        <text:list-item>
          <text:list>
            <text:list-item>
              <text:list>
                <text:list-item>
                  <text:list>
                    <text:list-item>
                      <text:h text:style-name="P62"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29514515" text:style-name="L12">
        <text:list-item>
          <text:p text:style-name="P45">./configure --prefix=<text:span text:style-name="Code"><text:span text:style-name="T9">/home/myuser/mylibs</text:span></text:span></text:p>
        </text:list-item>
        <text:list-item>
          <text:p text:style-name="P45">make</text:p>
        </text:list-item>
        <text:list-item>
          <text:p text:style-name="P45">sudo make install</text:p>
        </text:list-item>
      </text:list>
      <text:list xml:id="list29540226" text:continue-list="list29542512" text:style-name="L1">
        <text:list-item>
          <text:list>
            <text:list-item>
              <text:list>
                <text:list-item>
                  <text:h text:style-name="P61"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510683" text:style-name="L13">
        <text:list-item>
          <text:p text:style-name="P46">Kakadu support: More Kakadu create options and error management supported. Makefile modified</text:p>
        </text:list-item>
      </text:list>
      <text:list xml:id="list29525744" text:continue-list="list29488300" text:style-name="L4">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538990" text:continue-list="list29540226" text:style-name="L1">
        <text:list-item>
          <text:list>
            <text:list-item>
              <text:list>
                <text:list-item>
                  <text:list>
                    <text:list-item>
                      <text:h text:style-name="P62"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528465" text:continue-numbering="true" text:style-name="L1">
        <text:list-item>
          <text:list>
            <text:list-item>
              <text:list>
                <text:list-item>
                  <text:list>
                    <text:list-item>
                      <text:h text:style-name="P62"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29541891" text:continue-numbering="true" text:style-name="L1">
        <text:list-item>
          <text:list>
            <text:list-item>
              <text:list>
                <text:list-item>
                  <text:list>
                    <text:list-item>
                      <text:h text:style-name="P65"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29527827" text:continue-numbering="true" text:style-name="L1">
        <text:list-item>
          <text:list>
            <text:list-item>
              <text:list>
                <text:list-item>
                  <text:h text:style-name="P61"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29504913" text:style-name="L14">
        <text:list-item>
          <text:p text:style-name="P48">make clean</text:p>
        </text:list-item>
        <text:list-item>
          <text:p text:style-name="P48">make</text:p>
        </text:list-item>
        <text:list-item>
          <text:p text:style-name="P47"><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29526946" text:continue-list="list29527827"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29535725" text:continue-numbering="true"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29516187" text:continue-numbering="true" text:style-name="L1">
        <text:list-item>
          <text:list>
            <text:list-item>
              <text:list>
                <text:list-item>
                  <text:h text:style-name="P61"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29488641" text:style-name="L15">
        <text:list-item>
          <text:p text:style-name="P50"><text:span text:style-name="T5">base</text:span>: in case you need the libraries built to support only the plugins which don't depend on external libraries</text:p>
        </text:list-item>
        <text:list-item>
          <text:p text:style-name="P50"><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29527957" text:continue-list="list29516187" text:style-name="L1">
        <text:list-item>
          <text:list>
            <text:list-item>
              <text:list>
                <text:list-item>
                  <text:h text:style-name="P61" text:outline-level="3">Image I/O-Ext Project building </text:h>
                </text:list-item>
              </text:list>
            </text:list-item>
          </text:list>
        </text:list-item>
      </text:list>
      <text:p text:style-name="P25">Actually, it is possible to build the project in 2 configuration. </text:p>
      <text:list xml:id="list29517548" text:style-name="L16">
        <text:list-item>
          <text:p text:style-name="P69"><text:span text:style-name="T5">base</text:span>: only the plugins which don't depend on external libraries are built</text:p>
        </text:list-item>
        <text:list-item>
          <text:p text:style-name="P69"><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29532300" text:continue-list="list29527957"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29522737" text:continue-numbering="true" text:style-name="L1">
        <text:list-item>
          <text:list>
            <text:list-item>
              <text:list>
                <text:list-item>
                  <text:list>
                    <text:list-item>
                      <text:h text:style-name="P62"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29517843" text:continue-numbering="true" text:style-name="L1">
        <text:list-item>
          <text:h text:style-name="P59" text:outline-level="1">Mac OS X Instructions</text:h>
        </text:list-item>
      </text:list>
      <text:p text:style-name="Standard">The following instructions have been tested on Mac OSX Leopard distribution.</text:p>
      <text:list xml:id="list29522605" text:continue-numbering="true" text:style-name="L1">
        <text:list-item>
          <text:list>
            <text:list-item>
              <text:h text:style-name="P60" text:outline-level="2">JAVA &amp; ANT</text:h>
            </text:list-item>
          </text:list>
        </text:list-item>
      </text:list>
      <text:p text:style-name="P18">Java and ant in the needed versions are shipped in the developer tools shipped in the install cds of leopard.</text:p>
      <text:list xml:id="list29526033"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29508466" text:style-name="L17">
        <text:list-item>
          <text:p text:style-name="P51">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1">Add the bin directory to your path, eg. <text:span text:style-name="T10">export PATH=/usr/local/apache-maven-2.0.9/bin:$PATH</text:span></text:p>
        </text:list-item>
        <text:list-item>
          <text:p text:style-name="P51">Make sure that <text:span text:style-name="T10">JAVA_HOME</text:span> is set to the location of your JDK, as an instance, </text:p>
          <text:p text:style-name="P4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9">/CurrentJDK/ Home/</text:p>
                                            </text:list-header>
                                          </text:list>
                                        </text:list-item>
                                      </text:list>
                                    </text:list-item>
                                  </text:list>
                                </text:list-item>
                              </text:list>
                            </text:list-item>
                          </text:list>
                        </text:list-item>
                      </text:list>
                    </text:list-item>
                  </text:list>
                </text:list-item>
              </text:list>
            </text:list-item>
          </text:list>
        </text:list-item>
        <text:list-item>
          <text:p text:style-name="P51">Run <text:span text:style-name="T10">mvn --version</text:span> to verify that it is correctly installed.<text:span text:style-name="Code"> </text:span></text:p>
        </text:list-item>
      </text:list>
      <text:list xml:id="list29515136" text:continue-list="list29526033" text:style-name="L1">
        <text:list-item>
          <text:list>
            <text:list-item>
              <text:h text:style-name="P60" text:outline-level="2">JAI</text:h>
            </text:list-item>
          </text:list>
        </text:list-item>
      </text:list>
      <text:p text:style-name="Standard">JAI is already present in the java installation of leopard.</text:p>
      <text:list xml:id="list29539541" text:continue-numbering="true" text:style-name="L1">
        <text:list-item>
          <text:list>
            <text:list-item>
              <text:h text:style-name="P6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29537965"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29531542" text:continue-numbering="true" text:style-name="L1">
        <text:list-item>
          <text:list>
            <text:list-item>
              <text:list>
                <text:list-item>
                  <text:h text:style-name="P61"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513667"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513716"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494848" text:style-name="L18">
        <text:list-item>
          <text:p text:style-name="P52">Kakadu (v. 5.2.6)</text:p>
        </text:list-item>
        <text:list-item>
          <text:p text:style-name="P52">MrSID (v 6.0.7)</text:p>
        </text:list-item>
        <text:list-item>
          <text:p text:style-name="P53">ECW (v 3.3) <text:span text:style-name="T41">Requires some workaround to be found in order to build GDAL against it.</text:span></text:p>
        </text:list-item>
      </text:list>
      <text:list xml:id="list29530348" text:continue-list="list29513716" text:style-name="L1">
        <text:list-item>
          <text:list>
            <text:list-item>
              <text:list>
                <text:list-item>
                  <text:list>
                    <text:list-item>
                      <text:h text:style-name="P62"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29517914" text:continue-numbering="true" text:style-name="L1">
        <text:list-item>
          <text:list>
            <text:list-item>
              <text:list>
                <text:list-item>
                  <text:list>
                    <text:list-item>
                      <text:h text:style-name="P62"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29523521" text:continue-numbering="true" text:style-name="L1">
        <text:list-item>
          <text:list>
            <text:list-item>
              <text:list>
                <text:list-item>
                  <text:h text:style-name="P61"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491758" text:style-name="L19">
        <text:list-item>
          <text:p text:style-name="P55">Kakadu support: More Kakadu create options and error management supported. Makefile modified</text:p>
        </text:list-item>
      </text:list>
      <text:list xml:id="list29493528" text:style-name="L20">
        <text:list-item text:start-value="1">
          <text:p text:style-name="P4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539948" text:continue-list="list29523521" text:style-name="L1">
        <text:list-item>
          <text:list>
            <text:list-item>
              <text:list>
                <text:list-item>
                  <text:list>
                    <text:list-item>
                      <text:h text:style-name="P62"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527299" text:continue-numbering="true" text:style-name="L1">
        <text:list-item>
          <text:list>
            <text:list-item>
              <text:list>
                <text:list-item>
                  <text:list>
                    <text:list-item>
                      <text:h text:style-name="P62"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29521385" text:continue-numbering="true" text:style-name="L1">
        <text:list-item>
          <text:list>
            <text:list-item>
              <text:list>
                <text:list-item>
                  <text:h text:style-name="P61"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29521776" text:continue-numbering="true"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29519152" text:style-name="L21">
        <text:list-item>
          <text:p text:style-name="P72"><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2"><text:span text:style-name="T27">edit the “</text:span><text:span text:style-name="T10">build:</text:span><text:span text:style-name="T27">” target:</text:span></text:p>
          <text:p text:style-name="P72"><text:span text:style-name="T42">cp ./.libs/*.so ./</text:span><text:span text:style-name="T27"> needs to become </text:span><text:span text:style-name="T10">cp ./.libs/*.dylib ./</text:span></text:p>
        </text:list-item>
        <text:list-item>
          <text:p text:style-name="P56">edit the $(JAVA_MODULES) section:</text:p>
          <text:p text:style-name="P56"><text:span text:style-name="T42">lib%jni.so: %_wrap.o</text:span><text:span text:style-name="T10"> </text:span><text:span text:style-name="T25">needs to become</text:span><text:span text:style-name="T10"> lib%jni.dylib: %_wrap.o </text:span></text:p>
          <text:p text:style-name="P54">$(LD) -shared $(LDFLAGS) $(CONFIG_LIBS) $&lt; -o $@</text:p>
          <text:list>
            <text:list-item>
              <text:list>
                <text:list-item>
                  <text:list>
                    <text:list-item>
                      <text:list>
                        <text:list-item>
                          <text:list>
                            <text:list-item>
                              <text:list>
                                <text:list-item>
                                  <text:list>
                                    <text:list-header>
                                      <text:p text:style-name="P57">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29544363" text:continue-list="list29521776"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14T09:42:21.07</dc:date>
    <meta:print-date>2007-08-14T13:10:15</meta:print-date>
    <meta:editing-cycles>299</meta:editing-cycles>
    <meta:editing-duration>PT133H58M36S</meta:editing-duration>
    <meta:document-statistic meta:table-count="0" meta:image-count="4" meta:object-count="0" meta:page-count="27" meta:paragraph-count="513" meta:word-count="7250" meta:character-count="49193"/>
    <meta:user-defined meta:name="Info 1"/>
    <meta:user-defined meta:name="Info 2"/>
    <meta:user-defined meta:name="Info 3"/>
    <meta:user-defined meta:name="Info 4"/>
  </office:meta>
</office:document-meta>
</file>